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Guidelines</text:p>
      <text:p text:style-name="Standard"/>
      <text:list xml:id="list3118915032829470747" text:style-name="L1">
        <text:list-item>
          <text:p text:style-name="P2">Never use a <text:span text:style-name="T1">double</text:span> data type. <text:s/>Only use the correct primitive data type which is what the problem implies for all the variables either known or unknown. <text:s/>In other words, justify the data types chosen.</text:p>
          <text:list>
            <text:list-item>
              <text:p text:style-name="P2">Allowed data types </text:p>
              <text:list>
                <text:list-item>
                  <text:p text:style-name="P2">bool, float, string, </text:p>
                </text:list-item>
                <text:list-item>
                  <text:p text:style-name="P2">(signed and unsigned) char, short, int</text:p>
                </text:list-item>
              </text:list>
            </text:list-item>
            <text:list-item>
              <text:p text:style-name="P2">Implication → you must know the ranges/significant digits of all data types. <text:s/>Disregard and you will not be given full credit for the problem. <text:s/>The book uses doubles, you will not. <text:s/>No problem we do in either book requires the range or significant digits of a double data type. <text:s/>Waste of resources and memory.</text:p>
            </text:list-item>
          </text:list>
        </text:list-item>
        <text:list-item>
          <text:p text:style-name="P2">Never use/declare <text:span text:style-name="T1">Global variables</text:span>. “Above main()”</text:p>
          <text:list>
            <text:list-item>
              <text:p text:style-name="P2">Rarely are Global <text:span text:style-name="T1">constants</text:span> used. <text:s/>Only for Universal constants and conversions. i.e. PI, CNVFTIN → conversion from feet to inches, etc....</text:p>
            </text:list-item>
            <text:list-item>
              <text:p text:style-name="P2">Implication → disregard this and the problem will be given a 0. <text:s/>Variables should purposely be limited in scope. <text:s/>If they are in the global area they can be seen everywhere in the program. <text:s/>Only poor programmers that do not know how to pass variables in functions use this technique.</text:p>
            </text:list-item>
          </text:list>
        </text:list-item>
        <text:list-item>
          <text:p text:style-name="P2">All variables names will be <text:span text:style-name="T1">7 </text:span>characters or less.</text:p>
          <text:list>
            <text:list-item>
              <text:p text:style-name="P2">Define the variable with a comment</text:p>
              <text:list>
                <text:list-item>
                  <text:p text:style-name="P2">Include a description, units and range possible values.</text:p>
                </text:list-item>
              </text:list>
            </text:list-item>
            <text:list-item>
              <text:p text:style-name="P2">Long variable names make the code unreadable when used in complex equations.</text:p>
            </text:list-item>
          </text:list>
        </text:list-item>
        <text:list-item>
          <text:p text:style-name="P2">How to determine which looping or branching construct to use.</text:p>
          <text:list>
            <text:list-item>
              <text:p text:style-name="P2">Mark's Law</text:p>
              <text:list>
                <text:list-item>
                  <text:p text:style-name="P2">The correct one to use is the one that requires the least amount of typing.</text:p>
                </text:list-item>
                <text:list-item>
                  <text:p text:style-name="P2">Rule 1 is only broken if it is done by convention or makes it easier to maintain and not of concern for this class.</text:p>
                </text:list-item>
              </text:list>
            </text:list-item>
          </text:list>
        </text:list-item>
        <text:list-item>
          <text:p text:style-name="P2">Proper Submission of Labs/Assignment/Projects</text:p>
          <text:list>
            <text:list-item>
              <text:p text:style-name="P2">Use Netbeans to create all projects.</text:p>
            </text:list-item>
            <text:list-item>
              <text:p text:style-name="P2">Properly name all projects as per class naming conventions</text:p>
              <text:list>
                <text:list-item>
                  <text:p text:style-name="P2">Author_Edition_Chap_Prob_Description <text:s text:c="4"/>for Homework Problems</text:p>
                </text:list-item>
                <text:list-item>
                  <text:p text:style-name="P2">Description <text:s text:c="3"/>for Labs/Project/Tests when appropriate.</text:p>
                </text:list-item>
              </text:list>
            </text:list-item>
            <text:list-item>
              <text:p text:style-name="P2">Place all projects in the appropriate folder.</text:p>
            </text:list-item>
            <text:list-item>
              <text:p text:style-name="P2">Delete all build and dist folders in each project</text:p>
            </text:list-item>
            <text:list-item>
              <text:p text:style-name="P2">Continual update your Github repository</text:p>
            </text:list-item>
            <text:list-item>
              <text:p text:style-name="P2">Zip all contents of the folder ready to be submitted</text:p>
            </text:list-item>
            <text:list-item>
              <text:p text:style-name="P2">Submit to blackboard and </text:p>
            </text:list-item>
            <text:list-item>
              <text:p text:style-name="P2">Send email to </text:p>
              <text:list>
                <text:list-item>
                  <text:p text:style-name="P2"><text:a xlink:type="simple" xlink:href="mailto:mark.lehr@rcc.edu" text:style-name="Internet_20_link" text:visited-style-name="Visited_20_Internet_20_Link">mark.lehr@rcc.edu</text:a></text:p>
                </text:list-item>
                <text:list-item>
                  <text:p text:style-name="P2">subject: YourLastName, YourFirstName – Assignment Name – Section #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Mark E. Lehr</meta:initial-creator>
    <meta:creation-date>2018-01-12T11:13:13.57</meta:creation-date>
    <dc:date>2018-03-25T14:31:25.04</dc:date>
    <dc:creator>Dr. Mark E. Lehr</dc:creator>
    <meta:editing-duration>PT1H7M37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30" meta:word-count="371" meta:character-count="2177"/>
  </office:meta>
</office:document-meta>
</file>